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language="fr" fo:country="FR" style:text-underline-style="none" fo:font-weight="normal" style:font-weight-asian="normal" style:font-weight-complex="normal"/>
    </style:style>
    <style:style style:name="P6" style:family="paragraph" style:parent-style-name="Standard">
      <style:text-properties officeooo:paragraph-rsid="00093846"/>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officeooo:paragraph-rsid="001393af"/>
    </style:style>
    <style:style style:name="P9" style:family="paragraph" style:parent-style-name="Standard">
      <style:text-properties officeooo:paragraph-rsid="0015001d"/>
    </style:style>
    <style:style style:name="P10" style:family="paragraph" style:parent-style-name="Text_20_body">
      <style:text-properties officeooo:paragraph-rsid="000d2d85"/>
    </style:style>
    <style:style style:name="P11" style:family="paragraph" style:parent-style-name="Text_20_body">
      <style:text-properties officeooo:paragraph-rsid="0012d7e7"/>
    </style:style>
    <style:style style:name="P12" style:family="paragraph" style:parent-style-name="Standard">
      <style:text-properties fo:font-weight="normal" officeooo:paragraph-rsid="0015001d" style:font-weight-asian="normal" style:font-weight-complex="normal"/>
    </style:style>
    <style:style style:name="P13" style:family="paragraph" style:parent-style-name="Standard">
      <style:text-properties officeooo:paragraph-rsid="001f79ee"/>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text-properties style:text-underline-style="none" fo:font-weight="normal" style:font-weight-asian="normal" style:font-weight-complex="normal"/>
    </style:style>
    <style:style style:name="P18" style:family="paragraph" style:parent-style-name="Text_20_body">
      <style:text-properties style:text-underline-style="solid" style:text-underline-width="auto" style:text-underline-color="font-color" officeooo:paragraph-rsid="000d2d85"/>
    </style:style>
    <style:style style:name="P19" style:family="paragraph" style:parent-style-name="Text_20_body">
      <style:text-properties officeooo:paragraph-rsid="000d2d85"/>
    </style:style>
    <style:style style:name="T1" style:family="text">
      <style:text-properties officeooo:rsid="0005d6e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393af" style:font-weight-asian="bold" style:font-weight-complex="bold"/>
    </style:style>
    <style:style style:name="T5" style:family="text">
      <style:text-properties style:text-underline-style="solid" style:text-underline-width="auto" style:text-underline-color="font-color" fo:font-weight="bold" officeooo:rsid="0014b1c1"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5d6e6" style:font-weight-asian="bold" style:font-weight-complex="bold"/>
    </style:style>
    <style:style style:name="T9" style:family="text">
      <style:text-properties fo:font-weight="bold" officeooo:rsid="001393af" style:font-weight-asian="bold" style:font-weight-complex="bold"/>
    </style:style>
    <style:style style:name="T10" style:family="text">
      <style:text-properties fo:font-weight="bold" officeooo:rsid="0014b1c1"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2d7e7" style:font-weight-asian="normal" style:font-weight-complex="normal"/>
    </style:style>
    <style:style style:name="T13" style:family="text">
      <style:text-properties officeooo:rsid="000b177e"/>
    </style:style>
    <style:style style:name="T14" style:family="text">
      <style:text-properties officeooo:rsid="000c768f"/>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officeooo:rsid="000d2d85"/>
    </style:style>
    <style:style style:name="T19" style:family="text">
      <style:text-properties officeooo:rsid="000ef068"/>
    </style:style>
    <style:style style:name="T20" style:family="text">
      <style:text-properties officeooo:rsid="000f5305"/>
    </style:style>
    <style:style style:name="T21" style:family="text">
      <style:text-properties officeooo:rsid="0012d7e7"/>
    </style:style>
    <style:style style:name="T22" style:family="text">
      <style:text-properties officeooo:rsid="001393af"/>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 et Conception de Base de Données</text:p>
      <text:p text:style-name="P2">Piste de Documentation sur MCD et MLD</text:p>
      <text:p text:style-name="P3"> <text:span text:style-name="T1">1. </text:span><text:span text:style-name="T2">Système d'information :</text:span></text:p>
      <text:p text:style-name="P5">(SI) est un ensemble de ressources et de dispositifs permettant de collecter, stocker, traiter et diffuser les informations nécessaires au fonctionnement d'une organisation (administration, entreprise…).</text:p>
      <text:p text:style-name="P6"> <text:span text:style-name="T8">2. </text:span><text:span text:style-name="T3">Méthode :</text:span></text:p>
      <text:p text:style-name="P12">Les quatre méthodes courantes pour le développement de systèmes d'information sont les suivantes :</text:p>
      <text:p text:style-name="P9"><text:span text:style-name="T16">- </text:span><text:span text:style-name="T3">La méthode en cascade</text:span> : Cette méthode suit une approche linéaire et séquentielle du développement, où chaque phase doit être complétée avant de passer à la suivante. Les phases sont généralement la planification, l'analyse, la conception, la mise en œuvre, les tests et la maintenance.</text:p>
      <text:p text:style-name="P9"><text:span text:style-name="T17">- </text:span><text:span text:style-name="T3">La méthode en V</text:span> : Cette méthode suit une approche de développement basée sur les tests, où chaque phase de développement a une phase de test correspondante. Les phases sont généralement la planification, l'analyse, la conception, la mise en œuvre, les tests unitaires, les tests d'intégration, les tests de validation et les tests de maintenance.</text:p>
      <text:p text:style-name="P9"><text:span text:style-name="T17">- </text:span><text:span text:style-name="T3">La méthode en spirale</text:span> : Cette méthode suit une approche itérative et incrémentale du développement, où chaque phase est divisée en plusieurs sous-phases, qui sont développées de manière itérative et testées à chaque étape.</text:p>
      <text:p text:style-name="P9"><text:span text:style-name="T17">- </text:span><text:span text:style-name="T3">La méthode itérative</text:span> : Cette méthode suit une approche itérative et incrémentale du développement, où chaque phase est divisée en plusieurs sous-phases, qui sont développées de manière itérative et testées à chaque étape. La méthode itérative est similaire à la méthode en spirale, mais elle se concentre davantage sur la livraison de fonctionnalités spécifiques à chaque itération.</text:p>
      <text:p text:style-name="P7"> <text:span text:style-name="T13">3. </text:span><text:span text:style-name="T2">Base de données :</text:span></text:p>
      <text:p text:style-name="Text_20_body">Les bases de données sont des outils informatiques permettant de stocker, d'organiser et de gérer des données de manière structurée, afin d'en faciliter l'accès, la recherche, la mise à jour et la suppression.</text:p>
      <text:p text:style-name="P10"><text:span text:style-name="T3">Les objectifs</text:span> d'une base de données peuvent varier en fonction des besoins spécifiques de l'entreprise ou de l'organisation qui l'utilise. Cependant, en général, les objectifs d'une base de données sont les suivants :</text:p>
      <text:p text:style-name="P10">- Stocker de grandes quantités de données de manière efficace et structurée.</text:p>
      <text:p text:style-name="P10">- Fournir un accès rapide et facile aux données.</text:p>
      <text:p text:style-name="P10">- Permettre une manipulation facile des données.</text:p>
      <text:p text:style-name="P10">- Assurer la sécurité des données stockées.</text:p>
      <text:p text:style-name="P10">- Faciliter la mise à jour et la maintenance des données.</text:p>
      <text:p text:style-name="P10"><text:span text:style-name="T3">Les caractéristiques</text:span> des bases de données sont les suivantes :</text:p>
      <text:p text:style-name="P10">- Organisation : Les données sont organisées de manière structurée, avec des relations établies entre les différentes tables de données.</text:p>
      <text:p text:style-name="P10">- Accessibilité : Les données peuvent être facilement accessibles et modifiées par les utilisateurs autorisés.</text:p>
      <text:p text:style-name="P10">- Fiabilité : Les données stockées sont fiables et précises.</text:p>
      <text:p text:style-name="P10">- Sécurité : Les données stockées sont protégées contre les accès non autorisés et les pertes de données.</text:p>
      <text:p text:style-name="P10"><text:soft-page-break/>- Performances : Les bases de données doivent être conçues pour offrir des performances optimales pour les opérations de stockage et de récupération de données.</text:p>
      <text:p text:style-name="P10">- Intégrité : Les données stockées dans une base de données doivent être cohérentes et conformes aux règles de validation de la base de données.</text:p>
      <text:p text:style-name="P3"> <text:span text:style-name="T14">4. <text:s/></text:span><text:span text:style-name="T2">Système de Gestion de Base de Données (SGBD) :</text:span></text:p>
      <text:p text:style-name="Standard">Un système de gestion de base de données (SGBD) est un logiciel conçu pour gérer les données stockées dans une base de données. Il permet aux utilisateurs de stocker, d'organiser, de manipuler, de rechercher et d'analyser les données de manière efficace. Les objectifs et les fonctions d'un SGBD sont les suivants :</text:p>
      <text:p text:style-name="P18">Objectifs d'un SGBD :</text:p>
      <text:p text:style-name="P10"><text:span text:style-name="T15">- </text:span>Fournir une interface pour les utilisateurs pour accéder et manipuler les données stockées dans la base de données</text:p>
      <text:p text:style-name="P10">- Fournir une sécurité pour les données stockées dans la base de données</text:p>
      <text:p text:style-name="P10">- Assurer l'intégrité des données stockées dans la base de données.</text:p>
      <text:p text:style-name="P10">- Assurer la disponibilité et la résilience des données stockées dans la base de données.</text:p>
      <text:p text:style-name="P10">- Fournir une gestion de performance pour la base de données pour s'assurer que les requêtes sont traitées rapidement et efficacement.</text:p>
      <text:p text:style-name="P18">Fonctions d'un SGBD :</text:p>
      <text:p text:style-name="P10"><text:span text:style-name="T15">- </text:span>Stockage de données : le SGBD est responsable du stockage des données dans la base de données.</text:p>
      <text:p text:style-name="P10">- Accès aux données : le SGBD permet aux utilisateurs d'accéder aux données stockées dans la base de données.</text:p>
      <text:p text:style-name="P10">- Manipulation des données : le SGBD permet aux utilisateurs de modifier, d'ajouter et de supprimer des données stockées dans la base de données.</text:p>
      <text:p text:style-name="P10">- Sécurité des données : le SGBD protège les données stockées dans la base de données contre les accès non autorisés.</text:p>
      <text:p text:style-name="P10">- Contrôle de la concurrence : le SGBD gère l'accès simultané aux données par plusieurs utilisateurs pour éviter les conflits et les incohérences.</text:p>
      <text:p text:style-name="P10">- Réplication de données : le SGBD permet la création de copies de sauvegarde de la base de données pour garantir la disponibilité des données en cas de panne.</text:p>
      <text:p text:style-name="P10">- Gestion des transactions : le SGBD gère les transactions pour assurer l'intégrité des données stockées dans la base de données.</text:p>
      <text:p text:style-name="P10">- Optimisation des requêtes : le SGBD optimise les requêtes pour améliorer les performances de la base de données.</text:p>
      <text:p text:style-name="P3"><text:span text:style-name="T18">5. </text:span><text:span text:style-name="T2">Niveau de description :</text:span></text:p>
      <text:p text:style-name="P10">En conception de base de données, on utilise souvent une approche à plusieurs niveaux de description pour concevoir une base de données. Les niveaux de description les plus courants sont les suivants :</text:p>
      <text:p text:style-name="P10"><text:soft-page-break/><text:span text:style-name="T7">- </text:span><text:span text:style-name="T3">Niveau externe</text:span><text:span text:style-name="T7"> </text:span>: ce niveau de description correspond à la vue externe de la base de données telle que perçue par les utilisateurs finaux. Chaque utilisateur peut avoir sa propre vue personnalisée de la base de données en fonction de ses besoins. Le niveau externe est également appelé niveau de vue.</text:p>
      <text:p text:style-name="P10"><text:span text:style-name="T7">- </text:span><text:span text:style-name="T3">Niveau logique</text:span> (ou conceptuel) : ce niveau de description correspond à la représentation logique de la base de données. Il définit les structures de données de haut niveau, les relations entre les données, les contraintes d'intégrité et les règles d'accès. Le niveau logique est également appelé niveau conceptuel.</text:p>
      <text:p text:style-name="P10"><text:span text:style-name="T7">- </text:span><text:span text:style-name="T3">Niveau physique</text:span> : ce niveau de description correspond à la façon dont les données sont stockées physiquement sur le disque dur. Il décrit les structures de stockage physiques, telles que les fichiers et les index, ainsi que les algorithmes de gestion de stockage. Le niveau physique est également appelé niveau d'implémentation.</text:p>
      <text:p text:style-name="Text_20_body">En résumé, le niveau externe correspond à la vue personnalisée pour chaque utilisateur, le niveau logique correspond à la représentation logique de la base de données et le niveau physique correspond à la façon dont les données sont stockées sur le disque dur.</text:p>
      <text:p text:style-name="P3"> <text:span text:style-name="T19">6. </text:span><text:span text:style-name="T2">Contrôles réalisés par un SGBD :</text:span></text:p>
      <text:p text:style-name="P4">Un système de gestion de base de données (SGBD) effectue plusieurs contrôles pour garantir l'intégrité, la sécurité et la disponibilité des données stockées dans la base de données. Les contrôles réalisés par un SGBD comprennent :</text:p>
      <text:p text:style-name="P4"/>
      <text:p text:style-name="P4">- <text:span text:style-name="T3">Contrôles d'accès</text:span> : Le SGBD gère les utilisateurs et les privilèges d'accès pour garantir que seules les personnes autorisées ont accès aux données de la base de données. Les contrôles d'accès comprennent l'authentification des utilisateurs, l'autorisation des utilisateurs à accéder aux données et la gestion des privilèges.</text:p>
      <text:p text:style-name="P4"/>
      <text:p text:style-name="P4">- <text:span text:style-name="T3">Contrôles de sécurité</text:span> : Le SGBD met en œuvre des mesures de sécurité pour protéger les données stockées dans la base de données contre les attaques malveillantes, telles que les intrusions, les virus informatiques, les attaques par déni de service, etc. Les contrôles de sécurité comprennent la détection des intrusions, la protection contre les virus, la gestion des sauvegardes et la gestion des restaurations.</text:p>
      <text:p text:style-name="P4"/>
      <text:p text:style-name="P4">- <text:span text:style-name="T3">Contrôles de l'intégrité</text:span> : Le SGBD assure l'intégrité des données stockées dans la base de données en veillant à ce que les données soient cohérentes, précises et fiables. Les contrôles de l'intégrité comprennent la définition des règles d'intégrité, la validation des données lors de l'ajout, de la modification ou de la suppression de données et la gestion des transactions.</text:p>
      <text:p text:style-name="P4"/>
      <text:p text:style-name="P4"><text:span text:style-name="T7">- </text:span><text:span text:style-name="T3">Contrôles de la performance</text:span> : Le SGBD surveille les performances de la base de données et optimise les requêtes pour garantir que les utilisateurs peuvent accéder aux données rapidement et efficacement. Les contrôles de la performance comprennent la gestion des index, la surveillance de l'utilisation des ressources système et l'optimisation des requêtes.</text:p>
      <text:p text:style-name="P4"/>
      <text:p text:style-name="P4">- <text:span text:style-name="T3">Contrôles de la disponibilité</text:span> : Le SGBD s'assure que les données sont toujours disponibles pour les utilisateurs même en cas de panne ou de dysfonctionnement. Les contrôles de la disponibilité comprennent la gestion des sauvegardes, la gestion des redémarrages et la gestion des répliques.</text:p>
      <text:p text:style-name="P4"/>
      <text:p text:style-name="P4">En résumé, les contrôles réalisés par un SGBD comprennent les contrôles d'accès, les contrôles de sécurité, les contrôles de l'intégrité, les contrôles de la performance et les contrôles de la disponibilité.</text:p>
      <text:p text:style-name="P3"><text:soft-page-break/> <text:span text:style-name="T20">7. </text:span><text:span text:style-name="T2">Types d’utilisateur d’une Base de Données :</text:span></text:p>
      <text:p text:style-name="P11"><text:span text:style-name="T11">Il existe plusieurs types d'utilisateurs d'une base de données, chacun avec des besoins et des fonctions différents. </text:span><text:span text:style-name="T12">L</text:span><text:span text:style-name="T11">es types d'utilisateurs d'une base de données comprennent les utilisateurs finaux, les analystes, les administrateurs de la base de données et les développeurs d'applications. Chacun de ces types d'utilisateurs a des besoins différents en matière d'accès et de gestion de la base de données.</text:span></text:p>
      <text:p text:style-name="P11"><text:span text:style-name="T11">- </text:span>Utilisateurs finaux : Les utilisateurs finaux sont les personnes qui utilisent la base de données pour accéder à des informations spécifiques. Les utilisateurs finaux peuvent accéder à la base de données à l'aide d'une application ou d'un formulaire en ligne. Les utilisateurs finaux ont généralement des privilèges limités et ne peuvent pas modifier la structure de la base de données.</text:p>
      <text:p text:style-name="P11">- Analystes : Les analystes sont des utilisateurs qui analysent les données de la base de données pour obtenir des informations sur les tendances, les modèles et les relations entre les données. Les analystes peuvent utiliser des outils de requête pour interroger la base de données et extraire des informations spécifiques.</text:p>
      <text:p text:style-name="P11">- Administrateurs de la base de données : Les administrateurs de la base de données sont des utilisateurs qui sont responsables de la gestion et de l'administration de la base de données. Les administrateurs de la base de données peuvent créer et gérer des comptes utilisateur, surveiller les performances de la base de données, effectuer des sauvegardes et restaurations, et assurer la sécurité et l'intégrité des données.</text:p>
      <text:p text:style-name="P11">- Développeurs d'applications : Les développeurs d'applications sont des utilisateurs qui créent des applications qui accèdent à la base de données. Les développeurs d'applications peuvent créer des formulaires, des rapports et des interfaces utilisateur pour permettre aux utilisateurs finaux d'interagir avec la base de données.</text:p>
      <text:p text:style-name="P3"> <text:span text:style-name="T21">8. </text:span><text:span text:style-name="T2">Modèles SGBD : </text:span></text:p>
      <text:p text:style-name="P8">Il existe plusieurs modèles de Systèmes de Gestion de Bases de Données (SGBD). les modèles de SGBD comprennent le modèle hiérarchique, le modèle en réseau, le modèle relationnel et le modèle objet. Chacun de ces modèles a ses propres avantages et inconvénients, et le choix du modèle dépendra des besoins de l'application et des données à stocker.</text:p>
      <text:p text:style-name="Standard"/>
      <text:p text:style-name="Standard">- <text:span text:style-name="T4">H</text:span><text:span text:style-name="T3">iérarchique</text:span> : Ce modèle organise les données dans une structure hiérarchique en forme d'arbre, où chaque enregistrement a un seul parent et plusieurs enfants. Il est principalement utilisé pour les applications transactionnelles et les systèmes de traitement de données en temps réel.</text:p>
      <text:p text:style-name="Standard"/>
      <text:p text:style-name="Standard"><text:span text:style-name="T7">- </text:span><text:span text:style-name="T4">R</text:span><text:span text:style-name="T3">éseau</text:span> : Ce modèle permet à chaque enregistrement d'avoir plusieurs parents et plusieurs enfants, créant ainsi une structure en forme de graphe. Il est souvent utilisé pour les systèmes de gestion de données complexes et les applications scientifiques.</text:p>
      <text:p text:style-name="Standard"/>
      <text:p text:style-name="Standard"><text:span text:style-name="T7">- </text:span><text:span text:style-name="T4">R</text:span><text:span text:style-name="T3">elationnel</text:span> : Ce modèle utilise des tables pour stocker les données, où chaque table représente une entité et chaque colonne représente un attribut de cette entité. Les relations entre les tables sont établies par des clés primaires et des clés étrangères. Ce modèle est le plus couramment utilisé pour les applications d'entreprise.</text:p>
      <text:p text:style-name="Standard"/>
      <text:p text:style-name="Standard"><text:span text:style-name="T10">- </text:span><text:span text:style-name="T5">O</text:span><text:span text:style-name="T3">bjet</text:span> : Ce modèle combine les caractéristiques des modèles relationnel et orienté objet, permettant de stocker des données complexes sous forme d'objets. Ce modèle est souvent utilisé pour les applications nécessitant des structures de données complexes, telles que les systèmes de gestion de géodonnées ou les applications multimédias.</text:p>
      <text:p text:style-name="Standard"><text:soft-page-break/></text:p>
      <text:p text:style-name="P3"> <text:span text:style-name="T21">9. </text:span><text:span text:style-name="T2">Notion Analyse et Conception :</text:span></text:p>
      <text:p text:style-name="Standard">Merise et UML sont deux méthodes courantes d'analyse et de conception utilisées pour la modélisation des systèmes d'information. Voici une brève description de chacune d'elles :</text:p>
      <text:p text:style-name="Standard"/>
      <text:p text:style-name="Standard">- Merise : Merise est une méthode d'analyse et de conception développée en France dans les années 1980. Elle se concentre sur la modélisation des données, des processus et des flux d'informations dans un système d'information. Merise utilise des diagrammes Entité-Relation (ER) pour modéliser les données, des diagrammes de flux pour modéliser les processus et des diagrammes de flux de données pour modéliser les flux d'informations.</text:p>
      <text:p text:style-name="Standard"/>
      <text:p text:style-name="Standard">- UML : UML est une méthode de modélisation graphique basée sur des objets développée dans les années 1990. Elle est utilisée pour la conception de systèmes d'information, de logiciels et de processus métiers. UML utilise des diagrammes de classes pour modéliser les données et les objets, des diagrammes de séquence pour modéliser les processus et des diagrammes d'activités pour modéliser les flux de travail.</text:p>
      <text:p text:style-name="Standard"/>
      <text:p text:style-name="Standard">Une étude comparative entre Merise et UML pourrait être utile pour choisir la méthode la plus adaptée aux besoins d'un projet spécifique. Voici quelques points de comparaison entre les deux méthodes :</text:p>
      <text:p text:style-name="Standard"/>
      <text:p text:style-name="Standard">- Focus : Merise se concentre sur la modélisation des données et des processus, tandis qu'UML se concentre sur la modélisation des objets et des processus.</text:p>
      <text:p text:style-name="Standard">- Abstraction : Merise est considérée comme plus abstraite que UML, car elle est souvent utilisée pour modéliser des systèmes d'information complets. UML est souvent utilisé pour des projets plus spécifiques et peut être plus concret dans sa modélisation.</text:p>
      <text:p text:style-name="Standard">- Compatibilité : UML est plus compatible avec les langages de programmation orientés objet, tels que Java et C++, tandis que Merise peut être utilisé avec différents types de langages de programmation.</text:p>
      <text:p text:style-name="Standard">- Popularité : UML est plus largement utilisé dans l'industrie du logiciel, tandis que Merise est plus populaire en France et dans les pays francophones.</text:p>
      <text:p text:style-name="Standard"/>
      <text:p text:style-name="P9">En fin de compte, le choix entre Merise et UML dépendra des besoins spécifiques du projet, de la préférence de l'équipe de développement et de la compatibilité avec les technologies utilisées.</text:p>
      <text:p text:style-name="P13"><text:span text:style-name="T7"> </text:span><text:span text:style-name="T9">10. </text:span><text:span text:style-name="T3">Concepts Analyse et Conception :</text:span></text:p>
      <text:p text:style-name="P13"><text:span text:style-name="T16">- </text:span><text:span text:style-name="T3">Dictionnaire de Données</text:span> : Le dictionnaire de données est un registre centralisé de toutes les données utilisées dans un système d'information. Il contient des descriptions détaillées de chaque élément de données, y compris les noms, les définitions, les formats, les domaines de valeurs possibles, etc. Le dictionnaire de données est une ressource essentielle pour les concepteurs de systèmes, car il assure la cohérence et la précision des données dans tout le système.</text:p>
      <text:p text:style-name="P13">- <text:span text:style-name="T3">Graphe de Dépendance Fonctionnelle</text:span> : Le graphe de dépendance fonctionnelle est un diagramme qui montre les dépendances entre les différentes entités et les attributs dans un système d'information. Il est utilisé pour aider à la conception de la base de données et pour assurer l'intégrité des données.</text:p>
      <text:p text:style-name="Standard"><text:span text:style-name="T7">- </text:span><text:span text:style-name="T3">MCD</text:span> : Le Modèle Conceptuel de Données (MCD) est une représentation graphique des entités, des attributs et des relations qui existent dans un domaine d'application. Le MCD est utilisé pour modéliser les données et les processus métier dans un système d'information.</text:p>
      <text:list xml:id="list3440409187" text:style-name="L3">
        <text:list-item>
          <text:p text:style-name="P14"> Les entités</text:p>
        </text:list-item>
      </text:list>
      <text:p text:style-name="Standard">Une entité représente un objet ou un concept dans le domaine d'application. Par exemple, un client, une commande, un produit sont des entités courantes dans un système de gestion de vente. Une entité est représentée dans le MCD par un rectangle avec son nom à l'intérieur.</text:p>
      <text:list xml:id="list160155274753806" text:continue-numbering="true" text:style-name="L3">
        <text:list-item>
          <text:p text:style-name="P14"> Les attributs</text:p>
        </text:list-item>
      </text:list>
      <text:p text:style-name="Standard"><text:soft-page-break/>Les attributs sont les caractéristiques des entités. Par exemple, pour une entité "client", les attributs peuvent être "nom", "prénom", "adresse", "email". Les attributs sont représentés dans le MCD par des ovales avec leur nom à l'intérieur.</text:p>
      <text:list xml:id="list160153931616130" text:continue-numbering="true" text:style-name="L3">
        <text:list-item>
          <text:p text:style-name="P14"> Les Occurrences</text:p>
        </text:list-item>
      </text:list>
      <text:p text:style-name="Standard">Les occurrences représentent les instances ou les exemplaires d'une entité. Par exemple, si "client" est une entité, alors chaque client est une occurrence de cette entité. Les occurrences sont représentées dans le MCD par des cercles à l'intérieur des rectangles d'entités.</text:p>
      <text:p text:style-name="Standard">o Attributs</text:p>
      <text:p text:style-name="Standard">o Entités</text:p>
      <text:list xml:id="list1597240113" text:style-name="L4">
        <text:list-item>
          <text:p text:style-name="P15"> Les Cardinalités</text:p>
        </text:list-item>
      </text:list>
      <text:p text:style-name="Standard">Les cardinalités représentent les relations entre les entités. Par exemple, une commande peut être passée par un seul client, mais un client peut passer plusieurs commandes. Cela est représenté par la cardinalité "1,n" entre les entités "client" et "commande". Les cardinalités sont représentées dans le MCD par des symboles (1, 0,n, *, etc.) à côté des lignes qui relient les entités.</text:p>
      <text:list xml:id="list160154206207915" text:continue-numbering="true" text:style-name="L4">
        <text:list-item>
          <text:p text:style-name="P15"> Formalisme de Représentation</text:p>
        </text:list-item>
      </text:list>
      <text:p text:style-name="Standard">Le formalisme de représentation du MCD dépend du type de notation utilisé. Le formalisme de représentation le plus courant est la notation entité-association (MEA), qui utilise des rectangles pour représenter les entités, des ovales pour représenter les attributs, des cercles pour représenter les occurrences, et des lignes pour représenter les relations et les cardinalités. Il existe également d'autres notations, comme la notation Barker, qui utilise des traits pleins et pointillés pour représenter les relations et les cardinalités.</text:p>
      <text:p text:style-name="Standard"> <text:span text:style-name="T7">- </text:span><text:span text:style-name="T3">MLD :</text:span></text:p>
      <text:p text:style-name="P17">Le modèle logique de données (MLD) est une représentation structurée des données dans un système d'information. Le MLD se base sur le modèle conceptuel de données (MCD) pour décrire les relations entre les entités, les attributs et les cardinalités en utilisant une structure de données relationnelle.</text:p>
      <text:list xml:id="list3710129036" text:style-name="L5">
        <text:list-item>
          <text:p text:style-name="P16"> MLDR</text:p>
        </text:list-item>
      </text:list>
      <text:p text:style-name="Standard">Le modèle relationnel est une méthode de stockage et d'organisation des données en utilisant des tables. Le MLDR est un modèle de données relationnel qui consiste en une collection de tables, chacune représentant une entité du système d'information. Les tables sont liées les unes aux autres par des relations qui sont basées sur les cardinalités dans le MCD.</text:p>
      <text:list xml:id="list160154687500986" text:continue-numbering="true" text:style-name="L5">
        <text:list-item>
          <text:p text:style-name="P16"> Modèle Relationnel</text:p>
        </text:list-item>
      </text:list>
      <text:p text:style-name="Standard"/>
      <text:list xml:id="list160154528946895" text:continue-numbering="true" text:style-name="L5">
        <text:list-item>
          <text:p text:style-name="P16"> Règles de passage du MCD au MLDR</text:p>
        </text:list-item>
      </text:list>
      <text:p text:style-name="Standard">Pour passer du MCD au MLDR, il y a plusieurs règles à suivre. Les entités deviennent des tables, les attributs deviennent des colonnes dans les tables, et les cardinalités deviennent des relations entre les tables.</text:p>
      <text:list xml:id="list160154641935785" text:continue-numbering="true" text:style-name="L5">
        <text:list-item>
          <text:p text:style-name="P16"> Formalisme de Représentation</text:p>
        </text:list-item>
      </text:list>
      <text:p text:style-name="Standard">Le MLDR utilise un formalisme de représentation qui est basé sur des tables. Chaque table représente une entité, et chaque colonne de la table représente un attribut. Les relations entre les entités sont représentées par des clés primaires et des clés étrangères qui sont utilisées pour établir des liens entre les t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3:35:30.473459146</meta:creation-date>
    <meta:generator>LibreOffice/7.3.7.2$Linux_X86_64 LibreOffice_project/30$Build-2</meta:generator>
    <dc:date>2023-04-24T10:49:53.126333515</dc:date>
    <meta:editing-duration>PT3H49M26S</meta:editing-duration>
    <meta:editing-cycles>3</meta:editing-cycles>
    <meta:document-statistic meta:table-count="0" meta:image-count="0" meta:object-count="0" meta:page-count="6" meta:paragraph-count="103" meta:word-count="2963" meta:character-count="18663" meta:non-whitespace-character-count="15810"/>
  </office:meta>
</office:document-meta>
</file>